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D00000056D08621715A6C43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15cm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4.092cm"/>
    </style:style>
    <style:style style:name="pr7" style:family="presentation" style:parent-style-name="Default-subtitle">
      <style:graphic-properties draw:fill-color="#ffffff" fo:min-height="16.255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outline1" style:list-style-name="L7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style:font-name="Courier 10 Pitch2"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style:font-name="Courier 10 Pitch2" fo:font-size="18pt" style:font-size-asian="18pt" style:font-size-complex="18pt"/>
    </style:style>
    <style:style style:name="P9" style:family="paragraph">
      <style:text-properties style:font-name="Courier 10 Pitch2"/>
    </style:style>
    <style:style style:name="T1" style:family="text">
      <style:text-properties style:font-name="Courier 10 Pitch2" fo:font-size="20pt" style:font-size-asian="20pt" style:font-size-complex="2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99"/>
    </style:style>
    <style:style style:name="T5" style:family="text">
      <style:text-properties fo:color="#0000ff"/>
    </style:style>
    <style:style style:name="T6" style:family="text">
      <style:text-properties fo:color="#0000cc"/>
    </style:style>
    <style:style style:name="T7" style:family="text">
      <style:text-properties fo:color="#000000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style:font-name="Courier 10 Pitch2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font-size="48pt" fo:font-style="italic" style:font-size-asian="48pt" style:font-style-asian="italic" style:font-size-complex="48pt" style:font-style-complex="italic"/>
    </style:style>
    <style:style style:name="T13" style:family="text">
      <style:text-properties fo:font-size="48pt" fo:font-style="normal" style:font-size-asian="48pt" style:font-style-asian="normal" style:font-size-complex="48pt" style:font-style-complex="normal"/>
    </style:style>
    <style:style style:name="T14" style:family="text">
      <style:text-properties style:font-name="Courier 10 Pitch2" fo:font-style="italic" style:font-style-asian="italic" style:font-style-complex="italic"/>
    </style:style>
    <style:style style:name="T15" style:family="text">
      <style:text-properties style:font-name="Liberation Serif1" fo:font-style="normal" style:font-style-asian="normal" style:font-style-complex="normal"/>
    </style:style>
    <style:style style:name="T16" style:family="text">
      <style:text-properties style:font-name="Liberation Sans3" fo:font-style="normal" style:font-style-asian="normal" style:font-style-complex="normal"/>
    </style:style>
    <style:style style:name="T17" style:family="text">
      <style:text-properties style:font-name="Courier 10 Pitch2" fo:font-style="normal" style:font-style-asian="normal" style:font-style-complex="normal"/>
    </style:style>
    <style:style style:name="T18" style:family="text">
      <style:text-properties fo:color="#0000cc" style:font-name="Courier 10 Pitch2" fo:font-size="20pt" style:font-size-asian="20pt" style:font-size-complex="20pt"/>
    </style:style>
    <style:style style:name="T19" style:family="text">
      <style:text-properties fo:color="#0000cc" style:font-name="Courier 10 Pitch2" fo:font-size="16pt" style:font-size-asian="16pt" style:font-size-complex="16pt"/>
    </style:style>
    <style:style style:name="T20" style:family="text">
      <style:text-properties style:font-name="Courier 10 Pitch2" fo:font-size="16pt" style:font-size-asian="16pt" style:font-size-complex="16pt"/>
    </style:style>
    <style:style style:name="T21" style:family="text">
      <style:text-properties style:font-name="Courier 10 Pitch2" fo:font-size="18pt" style:font-size-asian="18pt" style:font-size-complex="18pt"/>
    </style:style>
    <style:style style:name="T22" style:family="text">
      <style:text-properties fo:color="#0000cc" style:font-name="Courier 10 Pitch2" fo:font-size="18pt" style:font-size-asian="18pt" style:font-size-complex="18pt"/>
    </style:style>
    <style:style style:name="T23" style:family="text">
      <style:text-properties style:font-name="Liberation Serif1" fo:font-size="26pt" style:font-size-asian="26pt" style:font-size-complex="26pt"/>
    </style:style>
    <style:style style:name="T24" style:family="text">
      <style:text-properties fo:color="#0000cc" style:font-name="Courier 10 Pitch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5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 text:start-value="5">
        <style:list-level-properties text:space-before="11.4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11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 text:start-value="11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 text:start-value="11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 text:start-value="11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 text:start-value="11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 text:start-value="11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 text:start-value="11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 text:start-value="11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 text:start-value="11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 text:start-value="11">
        <style:list-level-properties text:space-before="11.4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 text:start-value="16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16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16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16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16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16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16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16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16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16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WebKit JIT engin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GCC in action (x64)</text:p>
          </draw:text-box>
        </draw:frame>
        <draw:frame presentation:style-name="pr5" draw:text-style-name="P3" draw:layer="layout" svg:width="12.297cm" svg:height="12.179cm" svg:x="1.4cm" svg:y="4.914cm" presentation:class="outline" presentation:user-transformed="true">
          <draw:text-box>
            <text:p><text:span text:style-name="T1">$ cat func01.c </text:span></text:p>
            <text:p><text:span text:style-name="T1">int func01(int a, int b) {</text:span></text:p>
            <text:p><text:span text:style-name="T1"><text:s text:c="3"/></text:span><text:span text:style-name="T1">return a + b;</text:span></text:p>
            <text:p><text:span text:style-name="T1">}</text:span></text:p>
            <text:p><text:span text:style-name="T1">$ gcc -c func01.c -o func01.o</text:span></text:p>
            <text:p><text:span text:style-name="T1">$ objdump -d --no-show-raw-insn func01.o</text:span></text:p>
          </draw:text-box>
        </draw:frame>
        <draw:frame presentation:style-name="pr5" draw:text-style-name="P3" draw:layer="layout" svg:width="12.297cm" svg:height="12.179cm" svg:x="14.313cm" svg:y="4.914cm" presentation:class="outline">
          <draw:text-box>
            <text:p><text:span text:style-name="T1">…</text:span></text:p>
            <text:p><text:span text:style-name="T1">&lt;func01&gt;:</text:span></text:p>
            <text:p><text:span text:style-name="T1"><text:s text:c="3"/></text:span><text:span text:style-name="T1">0:</text:span><text:span text:style-name="T1"><text:tab/></text:span><text:span text:style-name="T1">push <text:s text:c="2"/>%rbp</text:span></text:p>
            <text:p><text:span text:style-name="T1"><text:s text:c="3"/></text:span><text:span text:style-name="T1">1:</text:span><text:span text:style-name="T1"><text:tab/></text:span><text:span text:style-name="T1">mov <text:s text:c="3"/>%rsp,%rbp</text:span></text:p>
            <text:p><text:span text:style-name="T1"><text:s text:c="3"/></text:span><text:span text:style-name="T1">4:</text:span><text:span text:style-name="T1"><text:tab/></text:span><text:span text:style-name="T1">mov <text:s text:c="3"/>%edi,-0x4(%rbp)</text:span></text:p>
            <text:p><text:span text:style-name="T1"><text:s text:c="3"/></text:span><text:span text:style-name="T1">7:</text:span><text:span text:style-name="T1"><text:tab/></text:span><text:span text:style-name="T1">mov <text:s text:c="3"/>%esi,-0x8(%rbp)</text:span></text:p>
            <text:p><text:span text:style-name="T1"><text:s text:c="3"/></text:span><text:span text:style-name="T1">a:</text:span><text:span text:style-name="T1"><text:tab/></text:span><text:span text:style-name="T1">mov <text:s text:c="3"/>-0x4(%rbp),%edx</text:span></text:p>
            <text:p><text:span text:style-name="T1"><text:s text:c="3"/></text:span><text:span text:style-name="T1">d:</text:span><text:span text:style-name="T1"><text:tab/></text:span><text:span text:style-name="T1">mov <text:s text:c="3"/>-0x8(%rbp),%eax</text:span></text:p>
            <text:p><text:span text:style-name="T1"><text:s text:c="2"/></text:span><text:span text:style-name="T1">10:</text:span><text:span text:style-name="T1"><text:tab/></text:span><text:span text:style-name="T1">add <text:s text:c="3"/>%edx,%eax</text:span></text:p>
            <text:p><text:span text:style-name="T1"><text:s text:c="2"/></text:span><text:span text:style-name="T1">12:</text:span><text:span text:style-name="T1"><text:tab/></text:span><text:span text:style-name="T1">pop <text:s text:c="3"/>%rbp</text:span></text:p>
            <text:p><text:span text:style-name="T1"><text:s text:c="2"/></text:span><text:span text:style-name="T1">13:</text:span><text:span text:style-name="T1"><text:tab/></text:span><text:span text:style-name="T1">retq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GCC in action (MIPS)</text:p>
          </draw:text-box>
        </draw:frame>
        <draw:frame presentation:style-name="pr5" draw:text-style-name="P3" draw:layer="layout" svg:width="12.297cm" svg:height="12.179cm" svg:x="1.4cm" svg:y="4.914cm" presentation:class="outline" presentation:user-transformed="true">
          <draw:text-box>
            <text:p><text:span text:style-name="T1">$ cat func01.c </text:span></text:p>
            <text:p><text:span text:style-name="T1">int func01(int a, int b) {</text:span></text:p>
            <text:p><text:span text:style-name="T1"><text:s text:c="3"/></text:span><text:span text:style-name="T1">return a + b;</text:span></text:p>
            <text:p><text:span text:style-name="T1">}</text:span></text:p>
            <text:p><text:span text:style-name="T1">$ mipsel-linux-gcc -c func01.c -o func01.o</text:span></text:p>
            <text:p><text:span text:style-name="T1">$ mipsel-linux-objdump -d --no-show-raw-insn func01.o</text:span></text:p>
          </draw:text-box>
        </draw:frame>
        <draw:frame presentation:style-name="pr5" draw:text-style-name="P3" draw:layer="layout" svg:width="12.297cm" svg:height="15.152cm" svg:x="14.313cm" svg:y="4.914cm" presentation:class="outline" presentation:user-transformed="true">
          <draw:text-box>
            <text:p><text:span text:style-name="T1">&lt;func01&gt;:</text:span></text:p>
            <text:p><text:span text:style-name="T1"><text:s text:c="3"/></text:span><text:span text:style-name="T1">0:</text:span><text:span text:style-name="T1"><text:tab/></text:span><text:span text:style-name="T1">addiu</text:span><text:span text:style-name="T1"><text:tab/></text:span><text:span text:style-name="T1">sp,sp,-8</text:span></text:p>
            <text:p><text:span text:style-name="T1"><text:s text:c="3"/></text:span><text:span text:style-name="T1">4:</text:span><text:span text:style-name="T1"><text:tab/></text:span><text:span text:style-name="T1">sw</text:span><text:span text:style-name="T1"><text:tab/></text:span><text:span text:style-name="T1">s8,4(sp)</text:span></text:p>
            <text:p><text:span text:style-name="T1"><text:s text:c="3"/></text:span><text:span text:style-name="T1">8:</text:span><text:span text:style-name="T1"><text:tab/></text:span><text:span text:style-name="T1">move</text:span><text:span text:style-name="T1"><text:tab/></text:span><text:span text:style-name="T1">s8,sp</text:span></text:p>
            <text:p><text:span text:style-name="T1"><text:s text:c="3"/></text:span><text:span text:style-name="T1">c:</text:span><text:span text:style-name="T1"><text:tab/></text:span><text:span text:style-name="T1">sw</text:span><text:span text:style-name="T1"><text:tab/></text:span><text:span text:style-name="T1">a0,8(s8)</text:span></text:p>
            <text:p><text:span text:style-name="T1"><text:s text:c="2"/></text:span><text:span text:style-name="T1">10:</text:span><text:span text:style-name="T1"><text:tab/></text:span><text:span text:style-name="T1">sw</text:span><text:span text:style-name="T1"><text:tab/></text:span><text:span text:style-name="T1">a1,12(s8)</text:span></text:p>
            <text:p><text:span text:style-name="T1"><text:s text:c="2"/></text:span><text:span text:style-name="T1">14:</text:span><text:span text:style-name="T1"><text:tab/></text:span><text:span text:style-name="T1">lw</text:span><text:span text:style-name="T1"><text:tab/></text:span><text:span text:style-name="T1">v1,8(s8)</text:span></text:p>
            <text:p><text:span text:style-name="T1"><text:s text:c="2"/></text:span><text:span text:style-name="T1">18:</text:span><text:span text:style-name="T1"><text:tab/></text:span><text:span text:style-name="T1">lw</text:span><text:span text:style-name="T1"><text:tab/></text:span><text:span text:style-name="T1">v0,12(s8)</text:span></text:p>
            <text:p><text:span text:style-name="T1"><text:s text:c="2"/></text:span><text:span text:style-name="T1">1c:</text:span><text:span text:style-name="T1"><text:tab/></text:span><text:span text:style-name="T1">addu</text:span><text:span text:style-name="T1"><text:tab/></text:span><text:span text:style-name="T1">v0,v1,v0</text:span></text:p>
            <text:p><text:span text:style-name="T1"><text:s text:c="2"/></text:span><text:span text:style-name="T1">20:</text:span><text:span text:style-name="T1"><text:tab/></text:span><text:span text:style-name="T1">move</text:span><text:span text:style-name="T1"><text:tab/></text:span><text:span text:style-name="T1">sp,s8</text:span></text:p>
            <text:p><text:span text:style-name="T1"><text:s text:c="2"/></text:span><text:span text:style-name="T1">24:</text:span><text:span text:style-name="T1"><text:tab/></text:span><text:span text:style-name="T1">lw</text:span><text:span text:style-name="T1"><text:tab/></text:span><text:span text:style-name="T1">s8,4(sp)</text:span></text:p>
            <text:p><text:span text:style-name="T1"><text:s text:c="2"/></text:span><text:span text:style-name="T1">28:</text:span><text:span text:style-name="T1"><text:tab/></text:span><text:span text:style-name="T1">addiu</text:span><text:span text:style-name="T1"><text:tab/></text:span><text:span text:style-name="T1">sp,sp,8</text:span></text:p>
            <text:p><text:span text:style-name="T1"><text:s text:c="2"/></text:span><text:span text:style-name="T1">2c:</text:span><text:span text:style-name="T1"><text:tab/></text:span><text:span text:style-name="T1">jr</text:span><text:span text:style-name="T1"><text:tab/></text:span><text:span text:style-name="T1">ra</text:span></text:p>
            <text:p><text:span text:style-name="T1"><text:s text:c="2"/></text:span><text:span text:style-name="T1">30:</text:span><text:span text:style-name="T1"><text:tab/></text:span><text:span text:style-name="T1">no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JIT leve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Lint: representation of JavaScript in platform independent byte code</text:p>
              </text:list-item>
              <text:list-item>
                <text:p>BaseLine JIT: first (non-optimized) generated </text:p>
              </text:list-item>
              <text:list-item>
                <text:p>DFG (Data Flow Graph) JIT: optimized code</text:p>
              </text:list-item>
              <text:list-item>
                <text:p><text:span text:style-name="T2">FTL JIT (x64 only): improved optimized code</text:span></text:p>
                <text:list>
                  <text:list-item>
                    <text:p><text:span text:style-name="T2">Not available to us on DAWN, ignored here</text:span></text:p>
                  </text:list-item>
                </text:list>
                <text:p><text:span text:style-name="T2"/></text:p>
              </text:list-item>
              <text:list-item>
                <text:p><text:span text:style-name="T3">Often executed functions will be optimiz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Controlling JIT levels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Environment vars controlling JIT behavior:</text:p>
                <text:list>
                  <text:list-item>
                    <text:p><text:span text:style-name="T4">JSC_enableJIT</text:span> (“true”/”false”, default: “true”), if disabled, only LLint is used</text:p>
                  </text:list-item>
                  <text:list-item>
                    <text:p><text:span text:style-name="T5">JSC_enableDFGJIT</text:span>: if disabled, only use baseline JIT</text:p>
                  </text:list-item>
                  <text:list-item>
                    <text:p><text:span text:style-name="T6">JSC_showDisassembly</text:span>: whenever function is JITted, print info to stderr</text:p>
                  </text:list-item>
                  <text:list-item>
                    <text:p><text:span text:style-name="T6">JSC_thresholdForJITSoon</text:span> (default: 100): how many points does a function need to have before being JITted</text:p>
                    <text:list>
                      <text:list-item>
                        <text:p>Function scores points when called or when containing loo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More JIT environment variab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JSC_reportBaselineCompileTimes</text:span>: writes compile times to stderr</text:p>
              </text:list-item>
              <text:list-item>
                <text:p><text:span text:style-name="T6">JSC_bytecodeRangeToJITCompile</text:span><text:span text:style-name="T7">=N:M : sets size range of function to compile to baseline</text:span></text:p>
              </text:list-item>
              <text:list-item>
                <text:p><text:span text:style-name="T6">JSC_bytecodeRangeToDFGCompile</text:span>=N:M : sets size range of function to compile by DFG</text:p>
              </text:list-item>
              <text:list-item>
                <text:p><text:span text:style-name="T6">JSC_jitWhitelist</text:span>=&lt;filename&gt; : only JIT functions listed in white list f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Where are options defined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heck:</text:p>
                <text:list>
                  <text:list-item>
                    <text:p><text:s/>Source/JavaScriptCore/runtime/Options.h</text:p>
                  </text:list-item>
                </text:list>
              </text:list-item>
              <text:list-item>
                <text:p>v(int32, thresholdForJITSoon, 100)</text:p>
                <text:list>
                  <text:list-item>
                    <text:p>Variable type, name (without “JSC_” prefix) and default value</text:p>
                    <text:p/>
                  </text:list-item>
                </text:list>
              </text:list-item>
              <text:list-item>
                <text:p>Macro magic is interesting in its own right and is worth a re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6" draw:layer="layout" svg:width="25.199cm" svg:height="4.092cm" svg:x="1.4cm" svg:y="0.837cm" presentation:class="title" presentation:user-transformed="true">
          <draw:text-box>
            <text:p>Containers eat stderr</text:p>
          </draw:text-box>
        </draw:frame>
        <draw:frame presentation:style-name="pr5" draw:layer="layout" svg:width="25.199cm" svg:height="16.256cm" svg:x="1.4cm" svg:y="3.81cm" presentation:class="outline" presentation:user-transformed="true">
          <draw:text-box>
            <text:list text:style-name="L2">
              <text:list-item>
                <text:p>On DAWN qtbrowser runs in a container</text:p>
              </text:list-item>
              <text:list-item>
                <text:p>Even just storing stderr stream in file is complicated</text:p>
                <text:list>
                  <text:list-item>
                    <text:p>We (including PACE) gave up</text:p>
                  </text:list-item>
                </text:list>
              </text:list-item>
              <text:list-item>
                <text:p>Instead, webkit allows for writing everything to file:</text:p>
                <text:list>
                  <text:list-item>
                    <text:p>“Source/WTF/wtf/Datalog.cpp”:</text:p>
                    <text:list>
                      <text:list-item>
                        <text:p>#define DATA_LOG_TO_FILE 1</text:p>
                      </text:list-item>
                      <text:list-item>
                        <text:p>#define DATA_LOG_FILENAME "/tmp/WTFLog"</text:p>
                      </text:list-item>
                    </text:list>
                  </text:list-item>
                </text:list>
              </text:list-item>
              <text:list-item>
                <text:p>Syslog wasn't an option for data-heavy logging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HTML JITting example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p><text:span text:style-name="T1">&lt;script&gt;</text:span></text:p>
            <text:p><text:span text:style-name="T1">var globalVar = 0;</text:span></text:p>
            <text:p><text:span text:style-name="T1">var callCount = 100;</text:span></text:p>
            <text:p><text:span text:style-name="T1">function func01(addedValue) {</text:span></text:p>
            <text:p><text:span text:style-name="T1"><text:s text:c="3"/></text:span><text:span text:style-name="T1">globalVar += addedValue;</text:span></text:p>
            <text:p><text:span text:style-name="T1">}</text:span></text:p>
            <text:p><text:span text:style-name="T1">function triggerJIT() {</text:span></text:p>
            <text:p><text:span text:style-name="T1"><text:s text:c="3"/></text:span><text:span text:style-name="T1">for (i = 0; i &lt; callCount; i++) {</text:span></text:p>
            <text:p><text:span text:style-name="T1"><text:s text:c="6"/></text:span><text:span text:style-name="T1">func01(i);</text:span></text:p>
            <text:p><text:span text:style-name="T1"><text:s text:c="3"/></text:span><text:span text:style-name="T1">}</text:span></text:p>
            <text:p><text:span text:style-name="T1">}</text:span></text:p>
            <text:p><text:span text:style-name="T1">&lt;/script&gt;</text:span></text:p>
            <text:p><text:span text:style-name="T1">&lt;button onclick="triggerJIT()"&gt;Trigger JIT&lt;/button&gt;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Inspect generated code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Run with “JSC_reportBaselineCompileTimes=true”</text:span></text:p>
                <text:list>
                  <text:list-item>
                    <text:p><text:span text:style-name="T8">This will give the full name of a function</text:span></text:p>
                  </text:list-item>
                </text:list>
              </text:list-item>
              <text:list-item>
                <text:p><text:span text:style-name="T8">Add name to white list file</text:span></text:p>
              </text:list-item>
              <text:list-item>
                <text:p><text:span text:style-name="T8">Run with:</text:span></text:p>
                <text:list>
                  <text:list-item>
                    <text:p><text:span text:style-name="T8">“</text:span><text:span text:style-name="T8">JSC_jitWhitelist=$PWD/whitelist.txt”</text:span></text:p>
                  </text:list-item>
                  <text:list-item>
                    <text:p><text:span text:style-name="T8">“</text:span><text:span text:style-name="T8">JSC_showDisassembly=true”</text:span></text:p>
                  </text:list-item>
                </text:list>
              </text:list-item>
              <text:list-item>
                <text:p><text:span text:style-name="T8">Look for:</text:span></text:p>
                <text:list>
                  <text:list-item>
                    <text:p><text:span text:style-name="T8">“</text:span><text:span text:style-name="T8">Code at [</text:span><text:span text:style-name="T9">start address</text:span><text:span text:style-name="T8">, </text:span><text:span text:style-name="T9">end address</text:span><text:span text:style-name="T8">):”</text:span></text:p>
                  </text:list-item>
                </text:list>
              </text:list-item>
              <text:list-item>
                <text:p><text:span text:style-name="T8">Extract code from core file, or via attached gdb(server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2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1" draw:layer="layout" svg:width="25.199cm" svg:height="16.255cm" svg:x="1.4cm" svg:y="0.837cm" presentation:class="subtitl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Instruction cou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imple function has many instructions</text:p>
              </text:list-item>
              <text:list-item>
                <text:p>Two reasons:</text:p>
                <text:list>
                  <text:list-item>
                    <text:p>Code is not optimized</text:p>
                  </text:list-item>
                  <text:list-item>
                    <text:p>JavaScript is dynamically typed</text:p>
                  </text:list-item>
                </text:list>
              </text:list-item>
              <text:list-item>
                <text:p>Example:</text:p>
              </text:list-item>
            </text:list>
            <text:p><text:span text:style-name="T10">function add(a, b) { return a + b; }</text:span></text:p>
            <text:list text:continue-numbering="true" text:style-name="L2">
              <text:list-item>
                <text:list>
                  <text:list-item>
                    <text:p>Works for ints, but also strings, floats, lists, etc...</text:p>
                  </text:list-item>
                </text:list>
              </text:list-item>
              <text:list-item>
                <text:p>Generated code needs to deal with th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Our role as integrators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Division of labo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  <text:p text:style-name="P5"><text:span text:style-name="T11">“</text:span><text:span text:style-name="T11">Resources from Metro can be divided into </text:span><text:span text:style-name="T12">developers</text:span><text:span text:style-name="T13"> who work on generic browser bugs, and </text:span><text:span text:style-name="T12">integrators</text:span><text:span text:style-name="T13"> who solve platform-specific issu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Yet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me things are indeed very platform specific:</text:p>
                <text:list>
                  <text:list-item>
                    <text:p>PACE SDK</text:p>
                  </text:list-item>
                  <text:list-item>
                    <text:p>Deploying custom build of browser</text:p>
                  </text:list-item>
                  <text:list-item>
                    <text:p>Traxis etc..</text:p>
                  </text:list-item>
                </text:list>
              </text:list-item>
              <text:list-item>
                <text:p>In practice, of course, the line is less clear</text:p>
              </text:list-item>
              <text:list-item>
                <text:p>This JIT issue, for example, only happens in DAWN..., so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Steps in resolving the issue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3">
              <text:list-item>
                <text:p>Someone posted issue on Jira:<text:line-break/><text:line-break/></text:p>
              </text:list-item>
              <text:list-item>
                <text:p>Attached is a core file, so we had to build PACE SDK</text:p>
              </text:list-item>
              <text:list-item>
                <text:p>As it turned out, qtwebkit didn't have symbols in so-file</text:p>
              </text:list-item>
              <text:list-item>
                <text:p>It turned out to be impossible (at least very difficult) to have qmake leave all the symbols in<text:line-break/></text:p>
                <text:p/>
              </text:list-item>
            </text:list>
          </draw:text-box>
        </draw:frame>
        <draw:frame draw:style-name="gr2" draw:text-style-name="P6" draw:layer="layout" svg:width="18.97cm" svg:height="2.274cm" svg:x="2.62cm" svg:y="6.108cm">
          <draw:image xlink:href="Pictures/10000201000002CD00000056D08621715A6C43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Continued...</text:p>
          </draw:text-box>
        </draw:frame>
        <draw:frame presentation:style-name="pr5" draw:layer="layout" svg:width="25.199cm" svg:height="13.12cm" svg:x="1.4cm" svg:y="4.914cm" presentation:class="outline" presentation:user-transformed="true">
          <draw:text-box>
            <text:list text:style-name="L4">
              <text:list-item>
                <text:p>Eventually opted for overwriting PACE build with scripts that replace args to gcc</text:p>
              </text:list-item>
              <text:list-item>
                <text:p>Crash location seemed to be outside of regular C++ code</text:p>
              </text:list-item>
              <text:list-item>
                <text:p>Modified arguments to disable optimization</text:p>
              </text:list-item>
              <text:list-item>
                <text:p>This new build was deployed in test environment</text:p>
              </text:list-item>
              <text:list-item>
                <text:p>Issue turned out hard to be reproduce, because it took a long time, and NAF often caused OoMs</text:p>
              </text:list-item>
              <text:list-item>
                <text:p>Once we had the corefile, location still outside of regular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Continued...</text:p>
          </draw:text-box>
        </draw:frame>
        <draw:frame presentation:style-name="pr8" draw:layer="layout" svg:width="25.199cm" svg:height="14.644cm" svg:x="1.4cm" svg:y="4.914cm" presentation:class="outline" presentation:user-transformed="true">
          <draw:text-box>
            <text:list text:style-name="L5">
              <text:list-item>
                <text:p>Two possible explanations were considered: bug in JIT, or bug in GCC</text:p>
              </text:list-item>
            </text:list>
            <text:list text:style-name="L6">
              <text:list-item>
                <text:list>
                  <text:list-item>
                    <text:p>GCC is patched by broadcom, had issues before</text:p>
                  </text:list-item>
                  <text:list-item>
                    <text:p>We disabled baseline JIT → issue disappeared (<text:span text:style-name="T2">very likely</text:span> JIT)</text:p>
                  </text:list-item>
                </text:list>
              </text:list-item>
            </text:list>
            <text:list text:style-name="L5">
              <text:list-item>
                <text:p>Enabled JSC_showDissassembly</text:p>
              </text:list-item>
              <text:list-item>
                <text:p>Found out how to write to log (owner rights are tricky in containers)</text:p>
              </text:list-item>
              <text:list-item>
                <text:p>Issue disappeared, constantly, but so did performance</text:p>
              </text:list-item>
              <text:list-item>
                <text:p>Received patch from Guillaume to log l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Continued...</text:p>
          </draw:text-box>
        </draw:frame>
        <draw:frame presentation:style-name="pr9" draw:layer="layout" svg:width="25.199cm" svg:height="14.136cm" svg:x="1.4cm" svg:y="4.914cm" presentation:class="outline" presentation:user-transformed="true">
          <draw:text-box>
            <text:list text:style-name="L7">
              <text:list-item>
                <text:p>Patch turned out to be for WPE, had to be back ported</text:p>
              </text:list-item>
              <text:list-item>
                <text:p>This resulted in large (&gt;25GB) files containing function names and their location</text:p>
              </text:list-item>
            </text:list>
            <text:list text:style-name="L8">
              <text:list-item>
                <text:list>
                  <text:list-item>
                    <text:p>Couldn't just focus on last bit, because function could have been JITted hour before</text:p>
                  </text:list-item>
                </text:list>
              </text:list-item>
            </text:list>
            <text:list text:style-name="L7">
              <text:list-item>
                <text:p>Wrote script to parse this file</text:p>
              </text:list-item>
              <text:list-item>
                <text:p>Crash site appeared to be in JITted function</text:p>
              </text:list-item>
            </text:list>
            <text:list text:style-name="L8">
              <text:list-item>
                <text:list>
                  <text:list-item>
                    <text:p>But code looked no way like expected and couldn't explain cra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GDB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s mentioned, assembly code in corefile doesn't link up with C++ code</text:p>
                <text:list>
                  <text:list-item>
                    <text:p>Wasn't a compile issue</text:p>
                  </text:list-item>
                  <text:list-item>
                    <text:p>JIT just generates code, doesn't introduce symbols</text:p>
                  </text:list-item>
                </text:list>
              </text:list-item>
              <text:list-item>
                <text:p>Opening corefile in GDB won't allow you to do backtraces, but there are other useful command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GDB commands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0">info registers</text:span>: prints contents of registers at time of crash</text:p>
                <text:list>
                  <text:list-item>
                    <text:p>Important: PC (program counter) and RA (return address)</text:p>
                  </text:list-item>
                </text:list>
              </text:list-item>
              <text:list-item>
                <text:p><text:span text:style-name="T10">x/</text:span><text:span text:style-name="T14">&lt;count&gt;</text:span><text:span text:style-name="T10">i </text:span><text:span text:style-name="T14">&lt;addr&gt;</text:span><text:span text:style-name="T15">:</text:span><text:span text:style-name="T16"> prints contents of memory as &lt;count&gt; instructions (disassembles)</text:span></text:p>
              </text:list-item>
              <text:list-item>
                <text:p><text:span text:style-name="T17">set auto-solib-add off</text:span><text:span text:style-name="T16">: don't load symbols from so-files (saves time + potential crash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Our issue: GDB session</text:p>
          </draw:text-box>
        </draw:frame>
        <draw:frame presentation:style-name="pr5" draw:text-style-name="P3" draw:layer="layout" svg:width="12.297cm" svg:height="12.179cm" svg:x="1.4cm" svg:y="4.914cm" presentation:class="outline" presentation:user-transformed="true">
          <draw:text-box>
            <text:p><text:span text:style-name="T1">Program terminated with signal SIGSEGV</text:span></text:p>
            <text:p><text:span text:style-name="T1">#0 <text:s/>0x40000000 in ?? ()</text:span></text:p>
            <text:p><text:span text:style-name="T18">(gdb) bt</text:span></text:p>
            <text:p><text:span text:style-name="T1">warning: GDB can't find the start of the function at 0x4d1f3ca7.</text:span></text:p>
            <text:p><text:span text:style-name="T1">...</text:span></text:p>
            <text:p><text:span text:style-name="T1">#0 <text:s/>0x40000000 in ?? ()</text:span></text:p>
            <text:p><text:span text:style-name="T1">#1 <text:s/>0x4d1f3ca8 in ?? ()</text:span></text:p>
            <text:p><text:span text:style-name="T18">(gdb) info registers</text:span></text:p>
            <text:p><text:span text:style-name="T1"><text:s text:c="6"/></text:span><text:span text:style-name="T1">pc <text:s text:c="6"/>ra</text:span></text:p>
            <text:p><text:span text:style-name="T1">40000000 4d1f3ca8</text:span></text:p>
          </draw:text-box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p><text:span text:style-name="T19">(gdb) <text:s/>x/4i 0x4d1f3ca0</text:span></text:p>
            <text:p><text:span text:style-name="T20"><text:s text:c="3"/></text:span><text:span text:style-name="T20">0x4d1f3ca0:</text:span><text:span text:style-name="T20"><text:tab/></text:span><text:span text:style-name="T20">jal</text:span><text:span text:style-name="T20"><text:tab/></text:span><text:span text:style-name="T20">0x4d005460</text:span></text:p>
            <text:p><text:span text:style-name="T20"><text:s text:c="3"/></text:span><text:span text:style-name="T20">0x4d1f3ca4:</text:span><text:span text:style-name="T20"><text:tab/></text:span><text:span text:style-name="T20">nop</text:span></text:p>
            <text:p><text:span text:style-name="T20"><text:s text:c="3"/></text:span><text:span text:style-name="T20">0x4d1f3ca8:</text:span><text:span text:style-name="T20"><text:tab/></text:span><text:span text:style-name="T20">sw</text:span><text:span text:style-name="T20"><text:tab/></text:span><text:span text:style-name="T20">v0,96(s0)</text:span></text:p>
            <text:p><text:span text:style-name="T20"><text:s text:c="3"/></text:span><text:span text:style-name="T20">0x4d1f3cac:</text:span><text:span text:style-name="T20"><text:tab/></text:span><text:span text:style-name="T20">sw</text:span><text:span text:style-name="T20"><text:tab/></text:span><text:span text:style-name="T20">v1,100(s0)</text:span></text:p>
            <text:p><text:span text:style-name="T19">(gdb) x/4i 0x4d005460</text:span></text:p>
            <text:p><text:span text:style-name="T20"><text:s text:c="3"/></text:span><text:span text:style-name="T20">0x4d005460:</text:span><text:span text:style-name="T20"><text:tab/></text:span><text:span text:style-name="T20">sw</text:span><text:span text:style-name="T20"><text:tab/></text:span><text:span text:style-name="T20">zero,-8(s0)</text:span></text:p>
            <text:p><text:span text:style-name="T20"><text:s text:c="3"/></text:span><text:span text:style-name="T20">0x4d005464:</text:span><text:span text:style-name="T20"><text:tab/></text:span><text:span text:style-name="T20">lui</text:span><text:span text:style-name="T20"><text:tab/></text:span><text:span text:style-name="T20">t2,0x4cea</text:span></text:p>
            <text:p><text:span text:style-name="T20"><text:s text:c="3"/></text:span><text:span text:style-name="T20">0x4d005468:</text:span><text:span text:style-name="T20"><text:tab/></text:span><text:span text:style-name="T20">ori</text:span><text:span text:style-name="T20"><text:tab/></text:span><text:span text:style-name="T20">t2,t2,0x1994</text:span></text:p>
            <text:p><text:span text:style-name="T20"><text:s text:c="3"/></text:span><text:span text:style-name="T20">0x4d00546c:</text:span><text:span text:style-name="T20"><text:tab/></text:span><text:span text:style-name="T20">sw</text:span><text:span text:style-name="T20"><text:tab/></text:span><text:span text:style-name="T20">s0,0(t2)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So... what was it?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A CPU contains cache to improve access speed for often-used data and instructions</text:p>
              </text:list-item>
              <text:list-item>
                <text:p>The DAWN CPU has two separate caches for memory and instructions</text:p>
              </text:list-item>
              <text:list-item>
                <text:p>JIT writes to memory, so accesses memory cache</text:p>
              </text:list-item>
              <text:list-item>
                <text:p>CPU retrieves instructions via instruction cache</text:p>
              </text:list-item>
              <text:list-item>
                <text:p>Broadcom “Zephyr” architecture contains bug</text:p>
              </text:list-item>
              <text:list-item>
                <text:p>Kernel patch with forced syncs survives KP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Bonus: calling convention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p><text:span text:style-name="T1">void func01(int * arg1,</text:span><text:span text:style-name="T1"><text:line-break/></text:span><text:span text:style-name="T1"> <text:s text:c="11"/>int * arg2,</text:span><text:span text:style-name="T1"><text:line-break/></text:span><text:span text:style-name="T1"> <text:s text:c="11"/>int * arg3)</text:span><text:span text:style-name="T1"><text:line-break/></text:span><text:span text:style-name="T1">{</text:span><text:span text:style-name="T1"><text:line-break/></text:span><text:span text:style-name="T1"> <text:s text:c="2"/>*arg1 = 1;</text:span><text:span text:style-name="T1"><text:line-break/></text:span><text:span text:style-name="T1"> <text:s text:c="2"/>*arg2 = 2;</text:span><text:span text:style-name="T1"><text:line-break/></text:span><text:span text:style-name="T1"> <text:s text:c="2"/>*arg3 = 3;</text:span><text:span text:style-name="T1"><text:line-break/></text:span><text:span text:style-name="T1">}</text:span></text:p>
            <text:list text:style-name="L2">
              <text:list-header>
                <text:p/>
              </text:list-header>
            </text:list>
          </draw:text-box>
        </draw:frame>
        <draw:frame presentation:style-name="pr5" draw:text-style-name="P3" draw:layer="layout" svg:width="12.297cm" svg:height="12.179cm" svg:x="14.313cm" svg:y="4.914cm" presentation:class="outline">
          <draw:text-box>
            <text:p><text:span text:style-name="T1">&lt;func01&gt;:</text:span></text:p>
            <text:p><text:span text:style-name="T1"><text:s text:c="3"/></text:span><text:span text:style-name="T1">0:</text:span><text:span text:style-name="T1"><text:tab/></text:span><text:span text:style-name="T1">movl <text:s text:c="2"/>$0x1,(%rdi)</text:span></text:p>
            <text:p><text:span text:style-name="T1"><text:s text:c="3"/></text:span><text:span text:style-name="T1">6:</text:span><text:span text:style-name="T1"><text:tab/></text:span><text:span text:style-name="T1">movl <text:s text:c="2"/>$0x2,(%rsi)</text:span></text:p>
            <text:p><text:span text:style-name="T1"><text:s text:c="3"/></text:span><text:span text:style-name="T1">c:</text:span><text:span text:style-name="T1"><text:tab/></text:span><text:span text:style-name="T1">movl <text:s text:c="2"/>$0x3,(%rdx)</text:span></text:p>
            <text:p><text:span text:style-name="T1"><text:s text:c="2"/></text:span><text:span text:style-name="T1">12:</text:span><text:span text:style-name="T1"><text:tab/></text:span><text:span text:style-name="T1">retq <text:s text:c="2"/></text:span></text:p>
          </draw:text-box>
        </draw:frame>
        <draw:frame draw:style-name="gr3" draw:text-style-name="P7" draw:layer="layout" svg:width="9.015cm" svg:height="0.962cm" svg:x="8.89cm" svg:y="15.494cm">
          <draw:text-box>
            <text:p>arg1-&gt;rdi, arg2-&gt;rsi, arg3-&gt;rdx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Bonus: volatile</text:p>
          </draw:text-box>
        </draw:frame>
        <draw:frame presentation:style-name="pr5" draw:text-style-name="P8" draw:layer="layout" svg:width="25.199cm" svg:height="13.882cm" svg:x="1.4cm" svg:y="4.914cm" presentation:class="outline" presentation:user-transformed="true">
          <draw:text-box>
            <text:p><text:span text:style-name="T21">$ cat normal.c</text:span></text:p>
            <text:p><text:span text:style-name="T21">void func01(int * arg){</text:span></text:p>
            <text:p><text:span text:style-name="T21"><text:s text:c="3"/></text:span><text:span text:style-name="T21">int i = 0;</text:span></text:p>
            <text:p><text:span text:style-name="T21"><text:s text:c="3"/></text:span><text:span text:style-name="T21">*arg = 0;</text:span></text:p>
            <text:p><text:span text:style-name="T21"><text:s text:c="3"/></text:span></text:p>
            <text:p><text:span text:style-name="T21"><text:s text:c="3"/></text:span><text:span text:style-name="T21">for (; i &lt; 100; i++) </text:span></text:p>
            <text:p><text:span text:style-name="T21"><text:s text:c="6"/></text:span><text:span text:style-name="T21">*arg += i;</text:span></text:p>
            <text:p><text:span text:style-name="T21">}</text:span></text:p>
            <text:p><text:span text:style-name="T1">$ gcc </text:span><text:span text:style-name="T18">-O3</text:span><text:span text:style-name="T1"> -c normal.c -o normal.o &amp;&amp; objdump -d normal.o</text:span></text:p>
            <text:p><text:span text:style-name="T1">&lt;func01&gt;:</text:span></text:p>
            <text:p><text:span text:style-name="T1"><text:s text:c="3"/></text:span><text:span text:style-name="T1">0:</text:span><text:span text:style-name="T1"><text:tab/></text:span><text:span text:style-name="T1">movl <text:s text:c="2"/>$0x1356,(%rdi)</text:span></text:p>
            <text:p><text:span text:style-name="T1"><text:s text:c="3"/></text:span><text:span text:style-name="T1">6:</text:span><text:span text:style-name="T1"><text:tab/></text:span><text:span text:style-name="T1">retq</text:span></text:p>
            <text:p><text:span text:style-name="T21"/></text:p>
            <text:p><text:span text:style-name="T21"/></text:p>
          </draw:text-box>
        </draw:frame>
        <draw:frame draw:style-name="gr3" draw:text-style-name="P7" draw:layer="layout" svg:width="9.015cm" svg:height="0.962cm" svg:x="8.382cm" svg:y="19.358cm">
          <draw:text-box>
            <text:p>arg1-&gt;rdi, arg2-&gt;rsi, arg3-&gt;rdx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volatile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p><text:span text:style-name="T21">$ cat volatile.c</text:span></text:p>
            <text:p><text:span text:style-name="T21">void func01(</text:span><text:span text:style-name="T22">volatile</text:span><text:span text:style-name="T21"> int * arg) {</text:span></text:p>
            <text:p><text:span text:style-name="T21"><text:s text:c="3"/></text:span><text:span text:style-name="T21">int i = 0;</text:span></text:p>
            <text:p><text:span text:style-name="T21"><text:s text:c="3"/></text:span><text:span text:style-name="T21">*arg = 0;</text:span></text:p>
            <text:p><text:span text:style-name="T21"><text:s text:c="3"/></text:span></text:p>
            <text:p><text:span text:style-name="T21"><text:s text:c="3"/></text:span><text:span text:style-name="T21">for (; i &lt; 100; i++)</text:span></text:p>
            <text:p><text:span text:style-name="T21"><text:s text:c="6"/></text:span><text:span text:style-name="T21">*arg += i;</text:span></text:p>
            <text:p><text:span text:style-name="T21">}</text:span></text:p>
            <text:list text:style-name="L9">
              <text:list-item>
                <text:p><text:span text:style-name="T23">What code will be generated with “-O3” (full optimization)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volatile</text:p>
          </draw:text-box>
        </draw:frame>
        <draw:frame presentation:style-name="pr5" draw:layer="layout" svg:width="12.57cm" svg:height="12.179cm" svg:x="1.4cm" svg:y="4.914cm" presentation:class="outline" presentation:user-transformed="true">
          <draw:text-box>
            <text:p><text:span text:style-name="T21">void func01(</text:span><text:span text:style-name="T22">volatile</text:span><text:span text:style-name="T21"> int * arg) {</text:span></text:p>
            <text:p><text:span text:style-name="T21"><text:s text:c="3"/></text:span><text:span text:style-name="T21">int i = 0;</text:span></text:p>
            <text:p><text:span text:style-name="T21"><text:s text:c="3"/></text:span><text:span text:style-name="T21">*arg = 0;</text:span></text:p>
            <text:p><text:span text:style-name="T21"><text:s text:c="3"/></text:span></text:p>
            <text:p><text:span text:style-name="T21"><text:s text:c="3"/></text:span><text:span text:style-name="T21">for (; i &lt; 100; i++)</text:span></text:p>
            <text:p><text:span text:style-name="T21"><text:s text:c="6"/></text:span><text:span text:style-name="T21">*arg += i;</text:span></text:p>
            <text:p><text:span text:style-name="T21">}</text:span></text:p>
          </draw:text-box>
        </draw:frame>
        <draw:frame presentation:style-name="pr5" draw:text-style-name="P9" draw:layer="layout" svg:width="12.297cm" svg:height="12.179cm" svg:x="14.313cm" svg:y="4.914cm" presentation:class="outline">
          <draw:text-box>
            <text:p><text:span text:style-name="T10">&lt;func01&gt;:</text:span></text:p>
            <text:p><text:span text:style-name="T10"><text:s text:c="3"/></text:span><text:span text:style-name="T24">0:</text:span><text:span text:style-name="T24"><text:tab/></text:span><text:span text:style-name="T24">movl <text:s text:c="2"/>$0x0,(%rdi)</text:span></text:p>
            <text:p><text:span text:style-name="T10"><text:s text:c="3"/></text:span><text:span text:style-name="T10">6:</text:span><text:span text:style-name="T10"><text:tab/></text:span><text:span text:style-name="T10">xor <text:s text:c="3"/>%eax,%eax</text:span></text:p>
            <text:p><text:span text:style-name="T10"><text:s text:c="3"/></text:span><text:span text:style-name="T10">8:</text:span><text:span text:style-name="T10"><text:tab/></text:span><text:span text:style-name="T10">nopl <text:s text:c="2"/>0x0(%rax,%rax,1)</text:span></text:p>
            <text:p><text:span text:style-name="T10"><text:s text:c="2"/></text:span><text:span text:style-name="T24">10:</text:span><text:span text:style-name="T24"><text:tab/></text:span><text:span text:style-name="T24">mov <text:s text:c="3"/>(%rdi),%edx</text:span></text:p>
            <text:p><text:span text:style-name="T10"><text:s text:c="2"/></text:span><text:span text:style-name="T10">12:</text:span><text:span text:style-name="T10"><text:tab/></text:span><text:span text:style-name="T10">add <text:s text:c="3"/>%eax,%edx</text:span></text:p>
            <text:p><text:span text:style-name="T10"><text:s text:c="2"/></text:span><text:span text:style-name="T10">14:</text:span><text:span text:style-name="T10"><text:tab/></text:span><text:span text:style-name="T10">add <text:s text:c="3"/>$0x1,%eax</text:span></text:p>
            <text:p><text:span text:style-name="T10"><text:s text:c="2"/></text:span><text:span text:style-name="T10">17:</text:span><text:span text:style-name="T10"><text:tab/></text:span><text:span text:style-name="T10">cmp <text:s text:c="3"/>$0x64,%eax</text:span></text:p>
            <text:p><text:span text:style-name="T10"><text:s text:c="2"/></text:span><text:span text:style-name="T24">1a:</text:span><text:span text:style-name="T24"><text:tab/></text:span><text:span text:style-name="T24">mov <text:s text:c="3"/>%edx,(%rdi)</text:span></text:p>
            <text:p><text:span text:style-name="T10"><text:s text:c="2"/></text:span><text:span text:style-name="T10">1c:</text:span><text:span text:style-name="T10"><text:tab/></text:span><text:span text:style-name="T10">jne <text:s text:c="3"/>10 &lt;func01+0x10&gt;</text:span></text:p>
            <text:p><text:span text:style-name="T10"><text:s text:c="2"/></text:span><text:span text:style-name="T10">1e:</text:span><text:span text:style-name="T10"><text:tab/></text:span><text:span text:style-name="T10">repz retq</text:span></text:p>
          </draw:text-box>
        </draw:frame>
        <draw:line draw:style-name="gr4" draw:text-style-name="P6" draw:layer="layout" svg:x1="13.7cm" svg:y1="4.343cm" svg:x2="13.7cm" svg:y2="18.542cm">
          <text:p/>
        </draw:line>
        <draw:frame draw:style-name="gr3" draw:text-style-name="P7" draw:layer="layout" svg:width="9.015cm" svg:height="0.962cm" svg:x="8.636cm" svg:y="19.05cm">
          <draw:text-box>
            <text:p>arg1-&gt;rdi, arg2-&gt;rsi, arg3-&gt;rdx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Bonus: <text:span text:style-name="T10">__restrict__</text:span></text:p>
          </draw:text-box>
        </draw:frame>
        <draw:frame presentation:style-name="pr5" draw:text-style-name="P3" draw:layer="layout" svg:width="25.199cm" svg:height="13.882cm" svg:x="1.4cm" svg:y="4.914cm" presentation:class="outline" presentation:user-transformed="true">
          <draw:text-box>
            <text:p><text:span text:style-name="T1">$ cat normal.c</text:span></text:p>
            <text:p><text:span text:style-name="T1">void func01(int * arg1 , int * arg2, int * arg3) {</text:span></text:p>
            <text:p><text:span text:style-name="T1"><text:s text:c="3"/></text:span><text:span text:style-name="T1">*arg1 += *arg3;</text:span></text:p>
            <text:p><text:span text:style-name="T1"><text:s text:c="3"/></text:span><text:span text:style-name="T1">*arg2 += *arg3;</text:span></text:p>
            <text:p><text:span text:style-name="T1">}</text:span></text:p>
            <text:p><text:span text:style-name="T1">$ gcc </text:span><text:span text:style-name="T18">-O3</text:span><text:span text:style-name="T1"> -c normal.c -o normal.o &amp;&amp; objdump -d normal.o</text:span></text:p>
            <text:p><text:span text:style-name="T1">&lt;func01&gt;:</text:span></text:p>
            <text:p><text:span text:style-name="T1"><text:s text:c="3"/></text:span><text:span text:style-name="T1">0:</text:span><text:span text:style-name="T1"><text:tab/></text:span><text:span text:style-name="T1">mov <text:s text:c="3"/>(%rdx),%eax</text:span></text:p>
            <text:p><text:span text:style-name="T1"><text:s text:c="3"/></text:span><text:span text:style-name="T1">2:</text:span><text:span text:style-name="T1"><text:tab/></text:span><text:span text:style-name="T1">add <text:s text:c="3"/>%eax,(%rdi)</text:span></text:p>
            <text:p><text:span text:style-name="T18"><text:s text:c="3"/></text:span><text:span text:style-name="T18">4:</text:span><text:span text:style-name="T18"><text:tab/></text:span><text:span text:style-name="T18">mov <text:s text:c="3"/>(%rdx),%eax <text:s/>;&lt;--- ???</text:span></text:p>
            <text:p><text:span text:style-name="T1"><text:s text:c="3"/></text:span><text:span text:style-name="T1">6:</text:span><text:span text:style-name="T1"><text:tab/></text:span><text:span text:style-name="T1">add <text:s text:c="3"/>%eax,(%rsi)</text:span></text:p>
            <text:p><text:span text:style-name="T1"><text:s text:c="3"/></text:span><text:span text:style-name="T1">8:</text:span><text:span text:style-name="T1"><text:tab/></text:span><text:span text:style-name="T1">retq <text:s text:c="2"/></text:span></text:p>
          </draw:text-box>
        </draw:frame>
        <draw:frame draw:style-name="gr3" draw:text-style-name="P7" draw:layer="layout" svg:width="9.015cm" svg:height="0.962cm" svg:x="8.382cm" svg:y="19.558cm">
          <draw:text-box>
            <text:p>arg1-&gt;rdi, arg2-&gt;rsi, arg3-&gt;rdx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__restrict__</text:p>
          </draw:text-box>
        </draw:frame>
        <draw:frame presentation:style-name="pr5" draw:text-style-name="P8" draw:layer="layout" svg:width="25.199cm" svg:height="14.39cm" svg:x="1.4cm" svg:y="4.914cm" presentation:class="outline" presentation:user-transformed="true">
          <draw:text-box>
            <text:p><text:span text:style-name="T21">$ cat restrict.c</text:span></text:p>
            <text:p><text:span text:style-name="T21">void func01(int *__restrict__ </text:span><text:span text:style-name="T21">arg1 , int *__restrict__ arg2, </text:span><text:span text:style-name="T21">int *__restrict__ arg3) {</text:span></text:p>
            <text:p><text:span text:style-name="T21"><text:s text:c="3"/></text:span><text:span text:style-name="T21">*arg1 += *arg3;</text:span></text:p>
            <text:p><text:span text:style-name="T21"><text:s text:c="3"/></text:span><text:span text:style-name="T21">*arg2 += *arg3;</text:span></text:p>
            <text:p><text:span text:style-name="T21">}</text:span></text:p>
            <text:p><text:span text:style-name="T21">$ gcc </text:span><text:span text:style-name="T22">-O3</text:span><text:span text:style-name="T21"> -c restrict.c -o </text:span><text:span text:style-name="T21">restrict.o &amp;&amp; objdump -d </text:span><text:span text:style-name="T21">restrict.o</text:span></text:p>
            <text:p><text:span text:style-name="T21">&lt;func01&gt;:</text:span></text:p>
            <text:p><text:span text:style-name="T21"><text:s text:c="3"/></text:span><text:span text:style-name="T21">0:</text:span><text:span text:style-name="T21"><text:tab/></text:span><text:span text:style-name="T21">mov <text:s text:c="3"/>(%rdx),%eax</text:span></text:p>
            <text:p><text:span text:style-name="T21"><text:s text:c="3"/></text:span><text:span text:style-name="T21">2:</text:span><text:span text:style-name="T21"><text:tab/></text:span><text:span text:style-name="T21">add <text:s text:c="3"/>%eax,(%rdi)</text:span></text:p>
            <text:p><text:span text:style-name="T21"><text:s text:c="3"/></text:span><text:span text:style-name="T21">4:</text:span><text:span text:style-name="T21"><text:tab/></text:span><text:span text:style-name="T21">add <text:s text:c="3"/>%eax,(%rsi)</text:span></text:p>
            <text:p><text:span text:style-name="T21"><text:s text:c="3"/></text:span><text:span text:style-name="T21">6:</text:span><text:span text:style-name="T21"><text:tab/></text:span><text:span text:style-name="T21">retq</text:span></text:p>
          </draw:text-box>
        </draw:frame>
        <draw:frame draw:style-name="gr3" draw:text-style-name="P7" draw:layer="layout" svg:width="9.015cm" svg:height="0.962cm" svg:x="8.636cm" svg:y="19.558cm">
          <draw:text-box>
            <text:p>arg1-&gt;rdi, arg2-&gt;rsi, arg3-&gt;rdx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7T11:14:09.235397897</meta:creation-date>
    <dc:date>2016-11-04T11:55:36.697199778</dc:date>
    <meta:editing-duration>PT14H29M23S</meta:editing-duration>
    <meta:editing-cycles>64</meta:editing-cycles>
    <meta:generator>LibreOffice/5.1.4.2$Linux_X86_64 LibreOffice_project/10m0$Build-2</meta:generator>
    <meta:document-statistic meta:object-count="149"/>
  </office:meta>
</office:document-meta>
</file>